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9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FiyatKitap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KitapID</text:p>
          </table:table-cell>
          <table:table-cell office:value-type="string" table:style-name="ce1">
            <text:p>KitapAdi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irim Fiyat Kitapları Ortak Pozlar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ia Birim Fiyatları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DIA-Suudi Arabistan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Sözleşmeler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Sözleşme Pozlari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Çevre ve Şehircilik Bakanlığı Hizmet Binası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Bayındırlık Bakanlığı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Devlet Su İşleri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Vakıflar Genel Müdürlüğü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İstanbul Büyük Şehir Belediyesi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Köy Hizmetleri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Milli Savunma Bakanlığı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İstanbul Su Kanalizasyon İdaresi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Demiryolları,Limanlar ve Hava Meydanları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Karayollari Genel Müdürlügü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Kültür Bakanlığı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İller Bankası 2006 ve Sonrası İşler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Türk Telekom A.Ş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Türkiye Elektrik Dağıtım A.Ş. (1.Bölge)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Türkiye Elektrik Dağıtım A.Ş. (2.Bölge)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Türkiye Elektrik Dağıtım A.Ş. (3.Bölge)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Kara Yolları Genel Müdürlüğü (2012 ve Sonrası)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Orman Yolu Özel Birim Fiyatlar</text:p>
          </table:table-cell>
          <table:table-cell table:number-columns-repeated="16382"/>
        </table:table-row>
        <table:table-row table:number-rows-repeated="1048552" table:style-name="ro1">
          <table:table-cell table:number-columns-repeated="16384"/>
        </table:table-row>
      </table:table>
      <table:named-expressions>
        <table:named-range table:name="BFiyatKitap" table:cell-range-address="BFiyatKitap.$A$1:BFiyatKitap.$B$24" table:base-cell-address="BFiyatKitap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meta:initial-creator>mehmet afsin</meta:initial-creator>
    <dc:creator>mehmet afsin</dc:creator>
    <meta:creation-date>2016-11-29T16:03:55Z</meta:creation-date>
    <dc:date>2016-11-29T16:04:45Z</dc:date>
  </office:meta>
</office:document-meta>
</file>